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3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51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fo:border-bottom="0.74pt solid #000000" fo:background-color="transparent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3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3"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number-columns-repeated="3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3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3"/>
          <table:table-cell table:style-name="ce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string" calcext:value-type="string">
            <text:p>x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rows:</text:p>
          </table:table-cell>
          <table:table-cell table:number-columns-repeated="4"/>
          <table:table-cell office:value-type="string" calcext:value-type="string">
            <text:p>cols:</text:p>
          </table:table-cell>
          <table:table-cell table:number-columns-repeated="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>
            <text:p>.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rows:</text:p>
          </table:table-cell>
          <table:table-cell/>
          <table:table-cell office:value-type="string" calcext:value-type="string">
            <text:p>cols:</text:p>
          </table:table-cell>
          <table:table-cell table:number-columns-repeated="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.</text:p>
          </table:table-cell>
          <table:table-cell table:style-name="ce17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ows:</text:p>
          </table:table-cell>
          <table:table-cell table:style-name="ce13" table:number-columns-repeated="2"/>
          <table:table-cell table:style-name="ce20"/>
          <table:table-cell/>
          <table:table-cell table:style-name="ce4" office:value-type="string" calcext:value-type="string">
            <text:p>cols:</text:p>
          </table:table-cell>
          <table:table-cell table:style-name="ce13"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 style:data-style-name="N2" text:time-value="12:34:29.3942148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09:31.960421965</meta:creation-date>
    <dc:date>2024-09-28T17:08:02.573032432</dc:date>
    <meta:editing-duration>PT8H5M54S</meta:editing-duration>
    <meta:editing-cycles>15</meta:editing-cycles>
    <meta:generator>LibreOffice/24.2.5.2$Linux_X86_64 LibreOffice_project/420$Build-2</meta:generator>
    <meta:document-statistic meta:table-count="1" meta:cell-count="366" meta:object-count="0"/>
  </office:meta>
</office:document-meta>
</file>